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5in" style:rel-column-width="5914*"/>
    </style:style>
    <style:style style:name="Table1.B" style:family="table-column">
      <style:table-column-properties style:column-width="2.566in" style:rel-column-width="24283*"/>
    </style:style>
    <style:style style:name="Table1.C" style:family="table-column">
      <style:table-column-properties style:column-width="3.734in" style:rel-column-width="3533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fo:font-weight="normal" officeooo:rsid="00227e7c" officeooo:paragraph-rsid="00227e7c" style:font-size-asian="12pt" style:font-weight-asian="normal" style:font-size-complex="12pt" style:font-weight-complex="normal"/>
    </style:style>
    <style:style style:name="P2" style:family="paragraph" style:parent-style-name="Standard">
      <style:text-properties fo:font-size="12pt" fo:font-weight="normal" officeooo:rsid="0027fad4" officeooo:paragraph-rsid="0027fad4" style:font-size-asian="12pt" style:font-weight-asian="normal" style:font-size-complex="12pt" style:font-weight-complex="normal"/>
    </style:style>
    <style:style style:name="P3" style:family="paragraph" style:parent-style-name="Standard">
      <style:text-properties fo:font-size="12pt" fo:font-weight="normal" officeooo:rsid="00346723" officeooo:paragraph-rsid="00386fc0" style:font-size-asian="12pt" style:font-weight-asian="normal" style:font-size-complex="12pt" style:font-weight-complex="normal"/>
    </style:style>
    <style:style style:name="P4" style:family="paragraph" style:parent-style-name="Standard">
      <style:text-properties fo:font-size="12pt" fo:font-weight="normal" officeooo:rsid="00346723" officeooo:paragraph-rsid="00346723" style:font-size-asian="12pt" style:font-weight-asian="normal" style:font-size-complex="12pt" style:font-weight-complex="normal"/>
    </style:style>
    <style:style style:name="P5" style:family="paragraph" style:parent-style-name="Standard">
      <style:text-properties fo:font-size="12pt" fo:font-weight="normal" officeooo:rsid="00354e28" officeooo:paragraph-rsid="00354e28" style:font-size-asian="12pt" style:font-weight-asian="normal" style:font-size-complex="12pt" style:font-weight-complex="normal"/>
    </style:style>
    <style:style style:name="P6" style:family="paragraph" style:parent-style-name="Standard">
      <style:text-properties fo:font-size="12pt" fo:font-weight="normal" officeooo:rsid="00243844" officeooo:paragraph-rsid="00243844" style:font-size-asian="12pt" style:font-weight-asian="normal" style:font-size-complex="12pt" style:font-weight-complex="normal"/>
    </style:style>
    <style:style style:name="P7" style:family="paragraph" style:parent-style-name="Standard">
      <style:text-properties fo:font-size="12pt" fo:font-weight="normal" officeooo:rsid="0027fad4" officeooo:paragraph-rsid="0027fad4" style:font-size-asian="10.5pt" style:font-weight-asian="normal" style:font-size-complex="12pt" style:font-weight-complex="normal"/>
    </style:style>
    <style:style style:name="P8" style:family="paragraph" style:parent-style-name="Standard">
      <style:text-properties fo:font-size="12pt" fo:font-weight="normal" officeooo:rsid="00284eca" officeooo:paragraph-rsid="0032e3c9" style:font-size-asian="10.5pt" style:font-weight-asian="normal" style:font-size-complex="12pt" style:font-weight-complex="normal"/>
    </style:style>
    <style:style style:name="P9" style:family="paragraph" style:parent-style-name="Standard">
      <style:text-properties fo:font-size="12pt" fo:font-weight="normal" officeooo:rsid="00284eca" officeooo:paragraph-rsid="00284eca" style:font-size-asian="10.5pt" style:font-weight-asian="normal" style:font-size-complex="12pt" style:font-weight-complex="normal"/>
    </style:style>
    <style:style style:name="P10" style:family="paragraph" style:parent-style-name="Standard">
      <style:text-properties fo:font-size="12pt" fo:font-weight="normal" officeooo:rsid="00341e8e" officeooo:paragraph-rsid="00341e8e" style:font-size-asian="10.5pt" style:font-weight-asian="normal" style:font-size-complex="12pt" style:font-weight-complex="normal"/>
    </style:style>
    <style:style style:name="P11" style:family="paragraph" style:parent-style-name="Standard">
      <style:text-properties fo:font-size="12pt" fo:font-weight="normal" officeooo:rsid="00341e8e" officeooo:paragraph-rsid="00346723" style:font-size-asian="10.5pt" style:font-weight-asian="normal" style:font-size-complex="12pt" style:font-weight-complex="normal"/>
    </style:style>
    <style:style style:name="P12" style:family="paragraph" style:parent-style-name="Standard">
      <style:text-properties fo:font-size="12pt" fo:font-weight="normal" officeooo:rsid="00227e7c" officeooo:paragraph-rsid="00227e7c" style:font-size-asian="10.5pt" style:font-weight-asian="normal" style:font-size-complex="12pt" style:font-weight-complex="normal"/>
    </style:style>
    <style:style style:name="P13" style:family="paragraph" style:parent-style-name="Standard">
      <style:text-properties fo:font-size="12pt" fo:font-weight="normal" officeooo:rsid="00301f6d" officeooo:paragraph-rsid="0032e3c9" style:font-size-asian="10.5pt" style:font-weight-asian="normal" style:font-size-complex="12pt" style:font-weight-complex="normal"/>
    </style:style>
    <style:style style:name="P14" style:family="paragraph" style:parent-style-name="Standard">
      <style:text-properties fo:font-size="12pt" fo:font-weight="normal" officeooo:rsid="0031de40" officeooo:paragraph-rsid="0031de40" style:font-size-asian="10.5pt" style:font-weight-asian="normal" style:font-size-complex="12pt" style:font-weight-complex="normal"/>
    </style:style>
    <style:style style:name="P15" style:family="paragraph" style:parent-style-name="Standard">
      <style:text-properties fo:font-size="12pt" fo:font-weight="normal" officeooo:rsid="0032e3c9" officeooo:paragraph-rsid="0032e3c9" style:font-size-asian="10.5pt" style:font-weight-asian="normal" style:font-size-complex="12pt" style:font-weight-complex="normal"/>
    </style:style>
    <style:style style:name="P16" style:family="paragraph" style:parent-style-name="Standard">
      <style:text-properties fo:font-size="12pt" fo:font-weight="normal" officeooo:rsid="0032e3c9" officeooo:paragraph-rsid="00227e7c" style:font-size-asian="10.5pt" style:font-weight-asian="normal" style:font-size-complex="12pt" style:font-weight-complex="normal"/>
    </style:style>
    <style:style style:name="P17" style:family="paragraph" style:parent-style-name="Standard">
      <style:text-properties fo:font-size="12pt" fo:font-weight="normal" officeooo:rsid="00346723" officeooo:paragraph-rsid="00346723" style:font-size-asian="10.5pt" style:font-weight-asian="normal" style:font-size-complex="12pt" style:font-weight-complex="normal"/>
    </style:style>
    <style:style style:name="P18" style:family="paragraph" style:parent-style-name="Standard">
      <style:text-properties fo:font-size="12pt" fo:font-weight="bold" officeooo:rsid="00227e7c" officeooo:paragraph-rsid="00227e7c" style:font-size-asian="12pt" style:font-weight-asian="bold" style:font-size-complex="12pt" style:font-weight-complex="bold"/>
    </style:style>
    <style:style style:name="P19" style:family="paragraph" style:parent-style-name="Standard">
      <style:text-properties fo:font-weight="normal" officeooo:rsid="00386fc0" officeooo:paragraph-rsid="00386fc0" style:font-weight-asian="normal" style:font-weight-complex="normal"/>
    </style:style>
    <style:style style:name="P20" style:family="paragraph" style:parent-style-name="Standard">
      <style:text-properties officeooo:rsid="001c2f63" officeooo:paragraph-rsid="001c2f63"/>
    </style:style>
    <style:style style:name="P21" style:family="paragraph" style:parent-style-name="Standard">
      <style:paragraph-properties fo:text-align="center" style:justify-single-word="false"/>
      <style:text-properties fo:font-weight="bold" officeooo:rsid="001c2f63" officeooo:paragraph-rsid="001c2f63" style:font-weight-asian="bold" style:font-weight-complex="bold"/>
    </style:style>
    <style:style style:name="P22" style:family="paragraph" style:parent-style-name="Standard">
      <style:text-properties fo:font-weight="bold" officeooo:rsid="00386fc0" officeooo:paragraph-rsid="00386fc0" style:font-weight-asian="bold" style:font-weight-complex="bold"/>
    </style:style>
    <style:style style:name="P23" style:family="paragraph" style:parent-style-name="Standard">
      <style:paragraph-properties fo:text-align="center" style:justify-single-word="false"/>
      <style:text-properties fo:font-size="14pt" fo:font-weight="bold" officeooo:rsid="001c2f63" officeooo:paragraph-rsid="001c2f63" style:font-size-asian="14pt" style:font-weight-asian="bold" style:font-size-complex="14pt" style:font-weight-complex="bold"/>
    </style:style>
    <style:style style:name="P24" style:family="paragraph" style:parent-style-name="Standard">
      <style:text-properties fo:font-size="14pt" fo:font-weight="bold" officeooo:rsid="00227e7c" officeooo:paragraph-rsid="001c2f63" style:font-size-asian="14pt" style:font-weight-asian="bold" style:font-size-complex="14pt" style:font-weight-complex="bold"/>
    </style:style>
    <style:style style:name="P25" style:family="paragraph" style:parent-style-name="Standard">
      <style:text-properties fo:font-size="14pt" fo:font-weight="bold" officeooo:rsid="00227e7c" officeooo:paragraph-rsid="00227e7c" style:font-size-asian="14pt" style:font-weight-asian="bold" style:font-size-complex="14pt" style:font-weight-complex="bold"/>
    </style:style>
    <style:style style:name="P26" style:family="paragraph" style:parent-style-name="Standard">
      <style:text-properties fo:font-size="14pt" fo:font-weight="bold" officeooo:rsid="00227e7c" officeooo:paragraph-rsid="00341e8e"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size="14pt" fo:font-weight="bold" officeooo:rsid="00227e7c" officeooo:paragraph-rsid="001c2f63" style:font-size-asian="14pt" style:font-weight-asian="bold" style:font-size-complex="14pt" style:font-weight-complex="bold"/>
    </style:style>
    <style:style style:name="P28" style:family="paragraph" style:parent-style-name="Standard">
      <style:text-properties fo:font-size="14pt" fo:font-weight="normal" officeooo:rsid="00227e7c" officeooo:paragraph-rsid="00227e7c" style:font-size-asian="14pt" style:font-weight-asian="normal" style:font-size-complex="14pt" style:font-weight-complex="normal"/>
    </style:style>
    <style:style style:name="P29" style:family="paragraph" style:parent-style-name="Standard">
      <style:text-properties officeooo:rsid="00354e28" officeooo:paragraph-rsid="00354e28"/>
    </style:style>
    <style:style style:name="P30" style:family="paragraph" style:parent-style-name="Table_20_Contents">
      <style:paragraph-properties fo:text-align="center" style:justify-single-word="false"/>
      <style:text-properties fo:font-size="12pt" officeooo:rsid="0029431b" officeooo:paragraph-rsid="0029431b" style:font-size-asian="10.5pt" style:font-size-complex="12pt"/>
    </style:style>
    <style:style style:name="P31" style:family="paragraph" style:parent-style-name="Table_20_Contents">
      <style:paragraph-properties fo:text-align="center" style:justify-single-word="false"/>
      <style:text-properties fo:font-size="12pt" officeooo:rsid="0029431b" officeooo:paragraph-rsid="00405d72" style:font-size-asian="10.5pt" style:font-size-complex="12pt"/>
    </style:style>
    <style:style style:name="P32" style:family="paragraph" style:parent-style-name="Table_20_Contents">
      <style:paragraph-properties fo:text-align="center" style:justify-single-word="false"/>
      <style:text-properties fo:font-size="12pt" officeooo:rsid="002ba810" officeooo:paragraph-rsid="002ba810" style:font-size-asian="10.5pt" style:font-size-complex="12pt"/>
    </style:style>
    <style:style style:name="P33" style:family="paragraph" style:parent-style-name="Table_20_Contents">
      <style:paragraph-properties fo:text-align="center" style:justify-single-word="false"/>
      <style:text-properties fo:font-size="12pt" officeooo:rsid="002f3afa" officeooo:paragraph-rsid="002f3afa" style:font-size-asian="10.5pt" style:font-size-complex="12pt"/>
    </style:style>
    <style:style style:name="P34" style:family="paragraph" style:parent-style-name="Table_20_Contents">
      <style:paragraph-properties fo:text-align="center" style:justify-single-word="false"/>
      <style:text-properties fo:font-size="12pt" officeooo:rsid="002d77fb" officeooo:paragraph-rsid="002d77fb" style:font-size-asian="10.5pt" style:font-size-complex="12pt"/>
    </style:style>
    <style:style style:name="P35" style:family="paragraph" style:parent-style-name="Standard">
      <style:text-properties officeooo:rsid="00354e28" officeooo:paragraph-rsid="00354e28"/>
    </style:style>
    <style:style style:name="P36" style:family="paragraph" style:parent-style-name="Standard">
      <style:text-properties officeooo:rsid="0039629d" officeooo:paragraph-rsid="0039629d"/>
    </style:style>
    <style:style style:name="P37" style:family="paragraph">
      <loext:graphic-properties draw:fill="none" draw:fill-color="#ffffff"/>
      <style:text-properties fo:font-size="11pt" style:font-size-asian="11pt" style:font-size-complex="11pt"/>
    </style:style>
    <style:style style:name="T1" style:family="text">
      <style:text-properties officeooo:rsid="00284eca"/>
    </style:style>
    <style:style style:name="T2" style:family="text">
      <style:text-properties officeooo:rsid="00384f37"/>
    </style:style>
    <style:style style:name="T3" style:family="text">
      <style:text-properties officeooo:rsid="00341e8e"/>
    </style:style>
    <style:style style:name="T4" style:family="text">
      <style:text-properties officeooo:rsid="00366886"/>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2bd2e8"/>
    </style:style>
    <style:style style:name="T7" style:family="text">
      <style:text-properties officeooo:rsid="002564cb"/>
    </style:style>
    <style:style style:name="T8" style:family="text">
      <style:text-properties style:font-size-asian="12pt"/>
    </style:style>
    <style:style style:name="T9" style:family="text">
      <style:text-properties officeooo:rsid="00366886" style:font-size-asian="12pt"/>
    </style:style>
    <style:style style:name="T10" style:family="text">
      <style:text-properties officeooo:rsid="004780ce" style:font-size-asian="12pt"/>
    </style:style>
    <style:style style:name="T11" style:family="text">
      <style:text-properties officeooo:rsid="002ba810"/>
    </style:style>
    <style:style style:name="T12" style:family="text">
      <style:text-properties officeooo:rsid="002bd2e8"/>
    </style:style>
    <style:style style:name="T13" style:family="text">
      <style:text-properties officeooo:rsid="002d77fb"/>
    </style:style>
    <style:style style:name="T14" style:family="text">
      <style:text-properties officeooo:rsid="002f3afa"/>
    </style:style>
    <style:style style:name="T15" style:family="text">
      <style:text-properties officeooo:rsid="00301f6d"/>
    </style:style>
    <style:style style:name="T16" style:family="text">
      <style:text-properties officeooo:rsid="0031de40"/>
    </style:style>
    <style:style style:name="T17" style:family="text">
      <style:text-properties officeooo:rsid="0032e3c9"/>
    </style:style>
    <style:style style:name="T18" style:family="text">
      <style:text-properties officeooo:rsid="00354e28"/>
    </style:style>
    <style:style style:name="T19" style:family="text">
      <style:text-properties officeooo:rsid="001c2f63"/>
    </style:style>
    <style:style style:name="T20" style:family="text">
      <style:text-properties officeooo:rsid="00386fc0"/>
    </style:style>
    <style:style style:name="T21" style:family="text">
      <style:text-properties officeooo:rsid="0039629d"/>
    </style:style>
    <style:style style:name="T22" style:family="text">
      <style:text-properties officeooo:rsid="003a99bd"/>
    </style:style>
    <style:style style:name="T23" style:family="text">
      <style:text-properties officeooo:rsid="003b93c9"/>
    </style:style>
    <style:style style:name="T24" style:family="text">
      <style:text-properties officeooo:rsid="003ed596"/>
    </style:style>
    <style:style style:name="T25" style:family="text">
      <style:text-properties officeooo:rsid="003f0ea3"/>
    </style:style>
    <style:style style:name="T26" style:family="text">
      <style:text-properties officeooo:rsid="00405d72"/>
    </style:style>
    <style:style style:name="T27" style:family="text">
      <style:text-properties officeooo:rsid="00486a77"/>
    </style:style>
    <style:style style:name="T28" style:family="text">
      <style:text-properties officeooo:rsid="0048fd3d"/>
    </style:style>
    <style:style style:name="T29" style:family="text">
      <style:text-properties fo:font-weight="normal" style:font-weight-asian="normal" style:font-weight-complex="normal"/>
    </style:style>
    <style:style style:name="T30" style:family="text">
      <style:text-properties fo:font-size="11pt" style:font-size-asian="11pt" style:font-size-complex="11pt"/>
    </style:style>
    <style:style style:name="gr1"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FOR 875: R Programming for Data Science</text:p>
      <text:p text:style-name="P20"/>
      <text:p text:style-name="P21">Cross-listed: STT</text:p>
      <text:p text:style-name="P21"/>
      <text:p text:style-name="P27"/>
      <text:p text:style-name="P24"/>
      <text:p text:style-name="P25">Opening remarks and background</text:p>
      <text:p text:style-name="P25"/>
      <text:p text:style-name="P12"><text:span text:style-name="T8">Welcome to Forestry 875! My name is Andy Finley and I’ll be your instructor for this online class. You can find my contact information </text:span><text:span text:style-name="T9">in</text:span><text:span text:style-name="T8"> the course syllabus available in </text:span><text:span text:style-name="T9">the </text:span><text:span text:style-name="T8">“</text:span><text:span text:style-name="T9">Syllabus</text:span><text:span text:style-name="T8">” directory on our course’s D2L home page (</text:span><text:a xlink:type="simple" xlink:href="https://d2l.msu.edu/" text:style-name="Internet_20_link" text:visited-style-name="Visited_20_Internet_20_Link"><text:span text:style-name="T8">https://d2l.msu.edu</text:span></text:a><text:span text:style-name="T8">). </text:span><text:span text:style-name="T10">T</text:span><text:span text:style-name="T8">he syllabus </text:span><text:span text:style-name="T10">is reviewed in a</text:span><text:span text:style-name="T8"> </text:span><text:span text:style-name="T10">subsequent </text:span><text:span text:style-name="T8">video </text:span><text:span text:style-name="T10">available in the</text:span><text:span text:style-name="T8"> “Getting </text:span><text:span text:style-name="T9">s</text:span><text:span text:style-name="T8">tarted” </text:span><text:span text:style-name="T9">D2L </text:span><text:span text:style-name="T8">directory.</text:span></text:p>
      <text:p text:style-name="P1"/>
      <text:p text:style-name="P1">This document <text:span text:style-name="T4">provides </text:span>a bit of context <text:span text:style-name="T23">for</text:span> the course and get<text:span text:style-name="T4">s</text:span> you started in the right direction.</text:p>
      <text:p text:style-name="P1"/>
      <text:p text:style-name="P1">A bit about me—I’m an Associated Professor at Michigan State University <text:span text:style-name="T4">(MSU)</text:span> with a joint appointment in the Departments of Forestry and Geography, and am adjunct in the Department of Statistics &amp; Probability. I am also a member of the interdisciplinary Ecology, Evolutionary Biology, and Behavior (EEBB) Graduate Program faculty.</text:p>
      <text:p text:style-name="P1"/>
      <text:p text:style-name="P1"><text:span text:style-name="T24">I hold</text:span> degrees are in Forestry and Statistics. My research interests are in developing methodologies for monitoring and modeling environmental processes, Bayesian statistics, spatial statistics, and statistical computing. A central theme in my research is the use <text:span text:style-name="T22">of</text:span> models to integrate information from disparate sources <text:span text:style-name="T23">in order to </text:span>improve inference and prediction. In terms of application areas, my research focuses on spatial-temporal modeling of changing ecosystem components and systems. My recent interest is in improving frameworks for modeling exposure to pollutants, climate change, and health outcomes (ecosystem and public).</text:p>
      <text:p text:style-name="P1"/>
      <text:p text:style-name="P1">My first programming experiences were as an undergraduate at Penn State, where I had an internship with a team of career programmers who were working on software to model environmental data as part of a NASA<text:span text:style-name="T22">-</text:span>funded study. <text:span text:style-name="T4">The thrill I felt learning to write UNIX shell scripts, C, and Fortran got me hooked on computing and data analysis! Throughout the remainder of my undergraduate program and subsequent graduate degrees, I sought out opportunities, classes, and research topics that would allow me to build new skills in programming, high-performance computing, and data analysis. <text:s/></text:span></text:p>
      <text:p text:style-name="P1"/>
      <text:p text:style-name="P6">I started learning R during my PhD at the University of Minnesota in 2003. Until then, most of my programming experience was with lower-level languages such as C, C++, and Fortran. I had worked with higher-level languages such as PHP, Perl, <text:span text:style-name="T25">and Python</text:span>, but R’s <text:span text:style-name="T7">superior</text:span> <text:span text:style-name="T7">syntax,</text:span> graphics, <text:span text:style-name="T7">statistical analysis capabilities, and extendability captivated my attention and desire to learn all I could about this remarkable tool. Over the 14 years since I first typed “R” on a command line, few days have gone by where I’ve not worked with R in some way. </text:span></text:p>
      <text:p text:style-name="P6"/>
      <text:p text:style-name="P2">My hope is that, starting with this course, you <text:span text:style-name="T23">also</text:span> come to deeply enjoy working with R to tackle interesting and pressing data science questions and <text:span text:style-name="T23">that you </text:span>are able to use these tools to do exciting <text:span text:style-name="T2">things </text:span>and <text:span text:style-name="T2">make</text:span> impactful contributions <text:span text:style-name="T2">to </text:span>your field!</text:p>
      <text:p text:style-name="P28"/>
      <text:p text:style-name="P25"/>
      <text:p text:style-name="P25">How this course is organized,<text:span text:style-name="T15"> grading, and keeping on schedule</text:span></text:p>
      <text:p text:style-name="P25"/>
      <text:p text:style-name="P7">I <text:span text:style-name="T1">purposely </text:span>kept the structure and variety of tasks simple <text:span text:style-name="T23">throughout this course</text:span>. <text:span text:style-name="T1">Your course book (available on D2L)</text:span> <text:span text:style-name="T1">is your guide. Read Chapters 1-10 in order. At the end of each chapter there is a list of one or more exercises for you to complete. The exercises along with a brief introductory video and </text:span><text:soft-page-break/><text:span text:style-name="T1">supporting material are in the “Exercises” directory on D2L. Complete the exercises and submit them to their corresponding “dropbox” for grading. <text:s/></text:span></text:p>
      <text:p text:style-name="P7"/>
      <text:p text:style-name="P8">As noted in the course syllabus, 95 <text:span text:style-name="T16">percent</text:span> of your semester grade is based on <text:span text:style-name="T22">the </text:span>completion of 12 exercises. Two of these 12 exercises are due <text:span text:style-name="T26">each week </text:span>on <text:span text:style-name="T26">Friday 5pm EST</text:span>. <text:span text:style-name="T2">Table 1, below, is a guide that will keep you on track to submit everything on time. </text:span></text:p>
      <text:p text:style-name="P8"/>
      <text:p text:style-name="P13">Also, as noted in the syllabus, your lowest score on the 12 exercises will not be included in the calculation of your final grade. <text:span text:style-name="T16">It is fine if you choose to just “skip” turning in one exercise (it will just serve as your lowest grade); however, know that the material in the first 10 chapters builds on itself, so even if you don’t turn in an exercise, be sure you understand the material covered in the corresponding chapter. </text:span></text:p>
      <text:p text:style-name="P8"/>
      <text:p text:style-name="P15">Exercise solutions will be posted in the given exercise directory within the hour after the exercise is due. Hence, <text:span text:style-name="T5">no late exercises will be accepted</text:span>. </text:p>
      <text:p text:style-name="P8"/>
      <text:p text:style-name="P13">You are, of course, welcome to work through the material, submit exercises, and complete the course at a faster pace. <text:s/></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30">Week </text:p>
          </table:table-cell>
          <table:table-cell table:style-name="Table1.A1" office:value-type="string">
            <text:p text:style-name="P30"><text:span text:style-name="T11">Read c</text:span>hapters</text:p>
          </table:table-cell>
          <table:table-cell table:style-name="Table1.C1" office:value-type="string">
            <text:p text:style-name="P30"><text:span text:style-name="T11">C</text:span>omplete <text:span text:style-name="T11">exercises</text:span> (due date)</text:p>
          </table:table-cell>
        </table:table-row>
        <table:table-row>
          <table:table-cell table:style-name="Table1.A2" office:value-type="string">
            <text:p text:style-name="P30">1 </text:p>
          </table:table-cell>
          <table:table-cell table:style-name="Table1.A2" office:value-type="string">
            <text:p text:style-name="P32">1 <text:span text:style-name="T25">&amp; </text:span>2</text:p>
          </table:table-cell>
          <table:table-cell table:style-name="Table1.C2" office:value-type="string">
            <text:p text:style-name="P34">No exercises <text:span text:style-name="T25">are </text:span>due. However, get RStudio installed on your computer. See Chapter 2 for details.</text:p>
          </table:table-cell>
        </table:table-row>
        <table:table-row>
          <table:table-cell table:style-name="Table1.A2" office:value-type="string">
            <text:p text:style-name="P31">2</text:p>
          </table:table-cell>
          <table:table-cell table:style-name="Table1.A2" office:value-type="string">
            <text:p text:style-name="P32">3</text:p>
          </table:table-cell>
          <table:table-cell table:style-name="Table1.C2" office:value-type="string">
            <text:p text:style-name="P32">1 <text:span text:style-name="T25">&amp;</text:span> 2 (7/1<text:span text:style-name="T27">3</text:span>)</text:p>
          </table:table-cell>
        </table:table-row>
        <table:table-row>
          <table:table-cell table:style-name="Table1.A2" office:value-type="string">
            <text:p text:style-name="P31">3</text:p>
          </table:table-cell>
          <table:table-cell table:style-name="Table1.A2" office:value-type="string">
            <text:p text:style-name="P32">4</text:p>
          </table:table-cell>
          <table:table-cell table:style-name="Table1.C2" office:value-type="string">
            <text:p text:style-name="P32">3 <text:span text:style-name="T25">&amp;</text:span> 4 (7/2<text:span text:style-name="T27">0</text:span>)</text:p>
          </table:table-cell>
        </table:table-row>
        <table:table-row>
          <table:table-cell table:style-name="Table1.A2" office:value-type="string">
            <text:p text:style-name="P30">4</text:p>
          </table:table-cell>
          <table:table-cell table:style-name="Table1.A2" office:value-type="string">
            <text:p text:style-name="P32"><text:span text:style-name="T14">4 &amp; </text:span>5</text:p>
          </table:table-cell>
          <table:table-cell table:style-name="Table1.C2" office:value-type="string">
            <text:p text:style-name="P32">5 <text:span text:style-name="T25">&amp;</text:span> 6 (7/<text:span text:style-name="T26">27</text:span>)</text:p>
          </table:table-cell>
        </table:table-row>
        <table:table-row>
          <table:table-cell table:style-name="Table1.A2" office:value-type="string">
            <text:p text:style-name="P30">5</text:p>
          </table:table-cell>
          <table:table-cell table:style-name="Table1.A2" office:value-type="string">
            <text:p text:style-name="P32">6.<text:span text:style-name="T13">1 - 6.4</text:span></text:p>
          </table:table-cell>
          <table:table-cell table:style-name="Table1.C2" office:value-type="string">
            <text:p text:style-name="P32">7 <text:span text:style-name="T25">&amp;</text:span> 8 (8/<text:span text:style-name="T27">3</text:span>)</text:p>
          </table:table-cell>
        </table:table-row>
        <table:table-row>
          <table:table-cell table:style-name="Table1.A2" office:value-type="string">
            <text:p text:style-name="P30">6</text:p>
          </table:table-cell>
          <table:table-cell table:style-name="Table1.A2" office:value-type="string">
            <text:p text:style-name="P32"><text:span text:style-name="T13">6.5 &amp; </text:span>7</text:p>
          </table:table-cell>
          <table:table-cell table:style-name="Table1.C2" office:value-type="string">
            <text:p text:style-name="P32">9 <text:span text:style-name="T25">&amp;</text:span> 10 (8/1<text:span text:style-name="T27">0</text:span>)</text:p>
          </table:table-cell>
        </table:table-row>
        <table:table-row>
          <table:table-cell table:style-name="Table1.A2" office:value-type="string">
            <text:p text:style-name="P30">7</text:p>
          </table:table-cell>
          <table:table-cell table:style-name="Table1.A2" office:value-type="string">
            <text:p text:style-name="P33">Choose <text:span text:style-name="T5">two</text:span> from 8 – 1<text:span text:style-name="T27">4</text:span></text:p>
          </table:table-cell>
          <table:table-cell table:style-name="Table1.C2" office:value-type="string">
            <text:p text:style-name="P32"><text:span text:style-name="T12">Choose </text:span><text:span text:style-name="T6">two</text:span><text:span text:style-name="T12"> from </text:span>11 – <text:span text:style-name="T12">17 </text:span>(8/1<text:span text:style-name="T27">7</text:span>)</text:p>
          </table:table-cell>
        </table:table-row>
      </table:table>
      <text:p text:style-name="P9"><draw:frame text:anchor-type="paragraph" draw:z-index="0" draw:name="Shape1" draw:style-name="gr1" draw:text-style-name="P37" svg:width="6.885in" svg:height="0.3524in" svg:x="0.0283in" svg:y="0.0035in"><draw:text-box><text:p><text:span text:style-name="T30">Table 1: Exercise due dates and recommend scheduled of readings. You are welcome to submit exercises </text:span><text:span text:style-name="T30">prior to due dates. </text:span></text:p></draw:text-box></draw:frame></text:p>
      <text:p text:style-name="P9"/>
      <text:p text:style-name="P14"/>
      <text:p text:style-name="P14">The remain 5 <text:span text:style-name="T17">percent of your grade will be awarded based on your participation in one or more online surveys that will be given throughout the semester. These are not tests; rather, they are a tool I’ll use to adjust the material and learning experience as we progress. More details on this to come.</text:span></text:p>
      <text:p text:style-name="P25"/>
      <text:p text:style-name="P25">How to do well in this class</text:p>
      <text:p text:style-name="P16"/>
      <text:p text:style-name="P10">As noted in the previous section, the formula to get a good grade in this class is simple—correctly answer questions and code statements <text:span text:style-name="T23">for</text:span> 12 exercises and participate in a few online surveys. This will likely require that you closely read the chapters corresponding to the exercises and, in <text:span text:style-name="T22">some</text:span> cases, work through <text:span text:style-name="T23">the </text:span>external material noted in the exercises and chapters.</text:p>
      <text:p text:style-name="P10"/>
      <text:p text:style-name="P10">The effort and time you <text:span text:style-name="T22">need to </text:span>expend to get a good grade <text:span text:style-name="T23">in this course </text:span>will likely be substantially less than <text:span text:style-name="T2">that </text:span>needed to maximize your knowledge and programming proficiency. <text:span text:style-name="T22">S</text:span>ee Section 1.6 in the course book <text:span text:style-name="T25">for tips on getting the most out of this course.</text:span></text:p>
      <text:p text:style-name="P26"/>
      <text:p text:style-name="P25">How to get help</text:p>
      <text:p text:style-name="P25"/>
      <text:p text:style-name="P17">There are two modes of communication:</text:p>
      <text:p text:style-name="P17"><text:soft-page-break/><text:tab/>1) email me directly,</text:p>
      <text:p text:style-name="P17"><text:tab/>2) Piazza.</text:p>
      <text:p text:style-name="P11"/>
      <text:p text:style-name="P3">I want you to use Piazza for q<text:span text:style-name="T3">uestions about course material, logistics, and exercises. </text:span>You will <text:span text:style-name="T28">receive</text:span> an invitation to join our course’s Piazza site <text:span text:style-name="T2">via your MSU email (let me know if you haven’t receive this invitation)</text:span>. Please accept this <text:span text:style-name="T2">invitation</text:span> and review how to use Piazza <text:span text:style-name="T2">through </text:span>Piazza’s <text:span text:style-name="T2">information pages</text:span> and video. Also, please <text:span text:style-name="T22">read</text:span> a document called “FOR875-Piazza.pdf” in the “Getting stared” directory on our <text:span text:style-name="T3">course’s D2L page</text:span>.</text:p>
      <text:p text:style-name="P3"/>
      <text:p text:style-name="P3">In addition to the exercise<text:span text:style-name="T22">-</text:span>specific Piazza directories, I’ve also include “course_logistics” and “general_coding” folders where you can post questions about the course and coding topics that don’t fit in any given exercise <text:span text:style-name="T20">folder</text:span>, respectively. Please feel very free to use the <text:span text:style-name="T5">anonymous</text:span> setting to ask your questions on Piazza.</text:p>
      <text:p text:style-name="P18"/>
      <text:p text:style-name="P4">You can always email me <text:span text:style-name="T18">directly </text:span>with questions, concerns, <text:span text:style-name="T18">difficulties, etc.</text:span>. However, if it is an exercise or learning question, I strongly prefer that you submit it to Piazza so the question/answer can benefit all participants (in fact, if you email me a such a question, I’ll likely ask <text:span text:style-name="T20">you </text:span>to post it on Piazza for me to answer).</text:p>
      <text:p text:style-name="P4"/>
      <text:p text:style-name="P5">Although there <text:span text:style-name="T20">are</text:span> a lot of learning material<text:span text:style-name="T20">s</text:span> currently posted on <text:span text:style-name="T4">our</text:span> D2L site, I view this as a living <text:span text:style-name="T4">course and hence will generate new learning material as needed and in response to your questions. For example, if there seem to be a lot of questions about some aspect of a chapter or topic, I’ll create a video that works through the material with examples and explanations.</text:span></text:p>
      <text:p text:style-name="P18"/>
      <text:p text:style-name="P5">Technical difficulty with D2L should be directed to MSU help channels, see Section “<text:span text:style-name="T19">Technical Assistance” </text:span>in the syllabus for contact information.</text:p>
      <text:p text:style-name="P18"/>
      <text:p text:style-name="P25">How to get started</text:p>
      <text:p text:style-name="P25"/>
      <text:p text:style-name="P29">Log onto D2L and find our course site (<text:a xlink:type="simple" xlink:href="https://d2l.msu.edu/" text:style-name="Internet_20_link" text:visited-style-name="Visited_20_Internet_20_Link">https://d2l.msu.edu</text:a>). Go to the “Getting started” directory where you will find this document and a Piazza howto. <text:span text:style-name="T20">The course syllabus is in the D2L “Syllabus” directory. </text:span>It is your responsibility to read and understand the syllabus and the course expectations. Please let me know if you have any questions. </text:p>
      <text:p text:style-name="P29"/>
      <text:p text:style-name="P29">Next go to the “Course book” directory, download the course book, and start reading. The exercises you’ll need to complete are in the “Exercises” directory. Aside from the videos that introduce each exercise (contained in each <text:span text:style-name="T4">exercise’s</text:span> directory), there is a “Videos” directory which contains a video that briefly covers RStudio, which you will read about in Chapter 2. As the course progresses, additional videos may be added to the “Videos” directory. </text:p>
      <text:p text:style-name="P29"/>
      <text:p text:style-name="P22">Final note about course material</text:p>
      <text:p text:style-name="P19"/>
      <text:p text:style-name="P19">My colleague Dr. Vince Malfi and I are actively working on this book. We hope <text:span text:style-name="T21">the</text:span> book is helpful to you. I can almost guarantee there are typos and mistakes. Please point them out to me when you come across them, and I’ll correct them <text:span text:style-name="T28">(add them to the “book_typos_ideas” directory on Piazza, again feel free to use the anonymous setting)</text:span>. Also, please let me know if <text:span text:style-name="T21">text</text:span> or code is confusing. Like the course, the book is in active development; hence, corrections and updates can be made. I’ll keep a running list of correction/additions in the “Course book” directory <text:span text:style-name="T28">on D2L</text:span>. Like the book, the exercises <text:span text:style-name="T23">also</text:span> might contain typos or confusing text, <text:span text:style-name="T21">so please let me know if you see anything, and I’ll post the correction or clarification on Piazza.</text:span></text:p>
      <text:p text:style-name="P19"/>
      <text:p text:style-name="P36"><text:span text:style-name="T29">This material was developed for MSU FOR875 and it is not to be shared or distributed without written permission from Dr. Andrew Finley and MS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8T10:12:04.684214361</meta:creation-date>
    <dc:date>2018-06-13T10:43:22.630146606</dc:date>
    <meta:editing-duration>PT1H41M30S</meta:editing-duration>
    <meta:editing-cycles>15</meta:editing-cycles>
    <meta:generator>LibreOffice/6.0.3.2$Linux_X86_64 LibreOffice_project/00m0$Build-2</meta:generator>
    <meta:document-statistic meta:table-count="1" meta:image-count="0" meta:object-count="0" meta:page-count="3" meta:paragraph-count="59" meta:word-count="1542" meta:character-count="9090" meta:non-whitespace-character-count="7591"/>
  </office:meta>
</office:document-meta>
</file>